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rlito" svg:font-family="Carlito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ext_20_body">
      <style:text-properties fo:color="#000000" loext:opacity="100%" officeooo:paragraph-rsid="0024a05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 fo:font-weight="bold" officeooo:paragraph-rsid="001ed466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weight="bold" officeooo:rsid="002ff33b" officeooo:paragraph-rsid="003658c5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weight="bold" officeooo:rsid="002ff33b" officeooo:paragraph-rsid="0037431c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weight="normal" officeooo:rsid="002ff33b" officeooo:paragraph-rsid="002ff33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weight="normal" officeooo:rsid="002ff33b" officeooo:paragraph-rsid="0037105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weight="normal" officeooo:rsid="002ff33b" officeooo:paragraph-rsid="0037431c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weight="normal" officeooo:rsid="0032c851" officeooo:paragraph-rsid="0032c851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normal" officeooo:paragraph-rsid="0039ad9e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3658c5" officeooo:paragraph-rsid="003658c5" style:font-name-asian="Calibri" style:font-size-asian="12pt" style:font-weight-asian="bold" style:font-name-complex="Calibri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2ff33b" officeooo:paragraph-rsid="002ff33b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3658c5" officeooo:paragraph-rsid="003658c5" style:font-name-asian="Times New Roman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307ffc" officeooo:paragraph-rsid="002ff33b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378f25" officeooo:paragraph-rsid="00378f25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32c851" officeooo:paragraph-rsid="003658c5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ff33b" officeooo:paragraph-rsid="002ff33b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3903ea" officeooo:paragraph-rsid="003903ea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ff33b" officeooo:paragraph-rsid="002ff33b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3658c5" officeooo:paragraph-rsid="003658c5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32c851" officeooo:paragraph-rsid="0032c851" style:font-name-asian="Times New Roman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39ad9e"/>
    </style:style>
    <style:style style:name="P22" style:family="paragraph" style:parent-style-name="Text_20_body" style:list-style-name="">
      <style:paragraph-properties fo:margin-top="0in" fo:margin-bottom="0in" style:contextual-spacing="false" fo:text-align="end" style:justify-single-word="false"/>
      <style:text-properties fo:color="#323335" loext:opacity="100%" style:font-name="Calibri" fo:font-size="11pt" fo:letter-spacing="0.0075in" fo:font-weight="normal" fo:background-color="#ffffff" style:font-size-asian="11pt" style:font-weight-asian="normal" style:font-name-complex="Calibri" style:font-size-complex="11pt"/>
    </style:style>
    <style:style style:name="P23" style:family="paragraph" style:parent-style-name="Text_20_body">
      <style:paragraph-properties fo:margin-top="0in" fo:margin-bottom="0in" style:contextual-spacing="false" fo:text-align="end" style:justify-single-word="false"/>
      <style:text-properties fo:color="#323335" loext:opacity="100%" style:font-name="Calibri" fo:font-size="11pt" fo:letter-spacing="0.0075in" fo:font-weight="normal" officeooo:paragraph-rsid="000b1b2b" fo:background-color="#ffffff" style:font-size-asian="11pt" style:font-weight-asian="normal" style:font-name-complex="Calibri" style:font-size-complex="11pt"/>
    </style:style>
    <style:style style:name="T1" style:family="text">
      <style:text-properties style:font-name="Carlito" fo:font-size="11pt" fo:language="en" fo:country="US" fo:font-weight="normal" fo:background-color="#ffffff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2" style:family="text">
      <style:text-properties style:font-name="Carlito" fo:font-size="11pt" fo:language="en" fo:country="US" fo:font-weight="normal" officeooo:rsid="002a02fb" fo:background-color="#ffffff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style:font-name="Carlito" fo:font-size="11pt" fo:language="en" fo:country="US" fo:font-weight="normal" officeooo:rsid="002e2f7a" fo:background-color="#ffffff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style:font-name="Carlito" fo:font-size="11pt" fo:language="en" fo:country="US" fo:font-weight="bold" fo:background-color="#ffffff" loext:char-shading-value="0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e2f7a" style:font-size-asian="12pt" style:font-size-complex="12pt"/>
    </style:style>
    <style:style style:name="T7" style:family="text">
      <style:text-properties fo:font-size="12pt" officeooo:rsid="000b1b2b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style:font-name-asian="Calibri" style:font-size-asian="12pt" style:font-name-complex="Calibri" style:font-size-complex="12pt"/>
    </style:style>
    <style:style style:name="T11" style:family="text">
      <style:text-properties fo:font-size="12pt" officeooo:rsid="002ff33b" style:font-name-asian="Calibri" style:font-size-asian="12pt" style:font-name-complex="Calibri" style:font-size-complex="12pt"/>
    </style:style>
    <style:style style:name="T12" style:family="text">
      <style:text-properties fo:font-size="12pt" officeooo:rsid="0039ad9e" style:font-name-asian="Calibri" style:font-size-asian="12pt" style:font-name-complex="Calibri" style:font-size-complex="12pt"/>
    </style:style>
    <style:style style:name="T13" style:family="text">
      <style:text-properties fo:font-size="12pt" style:font-name-asian="Times New Roman" style:font-size-asian="12pt" style:font-name-complex="Times New Roman" style:font-size-complex="12pt"/>
    </style:style>
    <style:style style:name="T14" style:family="text">
      <style:text-properties fo:font-size="12pt" officeooo:rsid="00307ffc" style:font-name-asian="Times New Roman" style:font-size-asian="12pt" style:font-name-complex="Times New Roman" style:font-size-complex="12pt"/>
    </style:style>
    <style:style style:name="T15" style:family="text">
      <style:text-properties fo:font-size="12pt" officeooo:rsid="003658c5" style:font-name-asian="Times New Roman" style:font-size-asian="12pt" style:font-name-complex="Times New Roman" style:font-size-complex="12pt"/>
    </style:style>
    <style:style style:name="T16" style:family="text">
      <style:text-properties fo:font-size="12pt" officeooo:rsid="0037431c" style:font-name-asian="Times New Roman" style:font-size-asian="12pt" style:font-name-complex="Times New Roman" style:font-size-complex="12pt"/>
    </style:style>
    <style:style style:name="T17" style:family="text">
      <style:text-properties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fo:font-size="12pt" fo:font-weight="bold" officeooo:rsid="00307ffc" style:font-name-asian="Times New Roman" style:font-size-asian="12pt" style:font-weight-asian="bold" style:font-name-complex="Times New Roman" style:font-size-complex="12pt" style:font-weight-complex="bold"/>
    </style:style>
    <style:style style:name="T19" style:family="text">
      <style:text-properties fo:font-size="12pt" fo:font-weight="bold" officeooo:rsid="00371053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LiberationSerif" fo:font-size="12pt" officeooo:rsid="002ff33b" style:font-name-asian="Calibri" style:font-size-asian="12pt" style:font-name-complex="Calibri" style:font-size-complex="12pt"/>
    </style:style>
    <style:style style:name="T21" style:family="text">
      <style:text-properties style:font-name="LiberationSerif" fo:font-size="12pt" fo:font-weight="bold" officeooo:rsid="002ff33b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898in" fo:text-indent="-0.25in" fo:margin-left="1.08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398in" fo:text-indent="-0.25in" fo:margin-left="1.33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898in" fo:text-indent="-0.25in" fo:margin-left="1.58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398in" fo:text-indent="-0.25in" fo:margin-left="1.83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898in" fo:text-indent="-0.25in" fo:margin-left="2.08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398in" fo:text-indent="-0.25in" fo:margin-left="2.33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898in" fo:text-indent="-0.25in" fo:margin-left="2.58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398in" fo:text-indent="-0.25in" fo:margin-left="2.83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898in" fo:text-indent="-0.25in" fo:margin-left="3.0898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2">Project Report</text:span><text:span text:style-name="T10"> </text:span></text:p>
      <text:list text:style-name="L2">
        <text:list-item>
          <text:p text:style-name="P21"><text:span text:style-name="T21">Requirements Specification</text:span></text:p>
          <text:list>
            <text:list-item>
              <text:p text:style-name="P21"><text:span text:style-name="T21"/></text:p>
            </text:list-item>
          </text:list>
        </text:list-item>
      </text:list>
      <text:list text:style-name="L1">
        <text:list-header>
          <text:p text:style-name="P15"><text:span text:style-name="T10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rlito" svg:font-family="Carlito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Calibri" style:font-family-asian="Calibri" style:font-family-generic-asian="swiss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18pt" fo:font-weight="bold" style:font-size-asian="18pt" style:font-weight-asian="bold" style:font-size-complex="18pt"/>
    </style:style>
    <style:style style:name="WW8Num3z0" style:family="text">
      <style:text-properties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8pt" fo:font-weight="bold" style:font-size-asian="18pt" style:font-weight-asian="bold" style:font-size-complex="18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fo:color="#323335" loext:opacity="100%" style:font-name="Calibri" fo:font-size="11pt" fo:letter-spacing="0.0075in" fo:font-weight="normal" officeooo:paragraph-rsid="000b1b2b" fo:background-color="#ffffff" style:font-size-asian="11pt" style:font-weight-asian="normal" style:font-name-complex="Calibri" style:font-size-complex="11pt"/>
    </style:style>
    <style:style style:name="MP2" style:family="paragraph" style:parent-style-name="Text_20_body" style:list-style-name="">
      <style:paragraph-properties fo:margin-top="0in" fo:margin-bottom="0in" style:contextual-spacing="false" fo:text-align="end" style:justify-single-word="false"/>
      <style:text-properties fo:color="#323335" loext:opacity="100%" style:font-name="Calibri" fo:font-size="11pt" fo:letter-spacing="0.0075in" fo:font-weight="normal" fo:background-color="#ffffff" style:font-size-asian="11pt" style:font-weight-asian="normal" style:font-name-complex="Calibri" style:font-size-complex="11pt"/>
    </style:style>
    <style:style style:name="MP3" style:family="paragraph" style:parent-style-name="Text_20_body">
      <style:text-properties fo:color="#000000" loext:opacity="100%" officeooo:paragraph-rsid="0024a05d"/>
    </style:style>
    <style:style style:name="MT1" style:family="text">
      <style:text-properties style:font-name="Carlito" fo:font-size="11pt" fo:language="en" fo:country="US" fo:font-weight="normal" fo:background-color="#ffffff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MT2" style:family="text">
      <style:text-properties style:font-name="Carlito" fo:font-size="11pt" fo:language="en" fo:country="US" fo:font-weight="normal" officeooo:rsid="002a02fb" fo:background-color="#ffffff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MT3" style:family="text">
      <style:text-properties style:font-name="Carlito" fo:font-size="11pt" fo:language="en" fo:country="US" fo:font-weight="normal" officeooo:rsid="002e2f7a" fo:background-color="#ffffff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MT4" style:family="text">
      <style:text-properties style:font-name="Carlito" fo:font-size="11pt" fo:language="en" fo:country="US" fo:font-weight="bold" fo:background-color="#ffffff" loext:char-shading-value="0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h text:style-name="MP1" text:outline-level="3">Kai(Hsuankai) Chang </text:h>
        <text:h text:style-name="MP1" text:outline-level="3">Name of the Course: 168584 Embedded Systems Hardware Design </text:h>
        <text:h text:style-name="MP1" text:outline-level="3">Course Number: ECE-40292 </text:h>
        <text:h text:style-name="MP1" text:outline-level="3">Student ID: U09475562 </text:h>
        <text:h text:style-name="MP2" text:outline-level="3"/>
        <text:p text:style-name="MP3"><text:span text:style-name="MT1">Date: 0</text:span><text:span text:style-name="MT2">3</text:span><text:span text:style-name="MT1">/</text:span><text:span text:style-name="MT3">09</text:span><text:span text:style-name="MT1">/2023</text:span><text:span text:style-name="MT4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ssignment 5:  Switch Debouncing</dc:title>
    <meta:initial-creator>Lincoln, Jason</meta:initial-creator>
    <meta:creation-date>2017-01-14T20:40:00</meta:creation-date>
    <dc:date>2023-03-09T10:20:14.906000000</dc:date>
    <meta:editing-cycles>52</meta:editing-cycles>
    <meta:editing-duration>PT6H25M32S</meta:editing-duration>
    <meta:generator>LibreOffice/7.5.0.3$Windows_X86_64 LibreOffice_project/c21113d003cd3efa8c53188764377a8272d9d6de</meta:generator>
    <meta:document-statistic meta:table-count="0" meta:image-count="0" meta:object-count="0" meta:page-count="1" meta:paragraph-count="8" meta:word-count="25" meta:character-count="187" meta:non-whitespace-character-count="165"/>
  </office:meta>
</office:document-meta>
</file>